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AF00000DB18D29336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Tabelle7" style:family="table">
      <style:table-properties style:width="10.089cm" fo:margin-left="4.02cm" fo:margin-right="2.887cm" table:align="margins"/>
    </style:style>
    <style:style style:name="Tabelle7.A" style:family="table-column">
      <style:table-column-properties style:column-width="4.521cm" style:rel-column-width="29364*"/>
    </style:style>
    <style:style style:name="Tabelle7.B" style:family="table-column">
      <style:table-column-properties style:column-width="5.569cm" style:rel-column-width="36171*"/>
    </style:style>
    <style:style style:name="Tabelle7.A1" style:family="table-cell">
      <style:table-cell-properties fo:padding="0.097cm" fo:border="none"/>
    </style:style>
    <style:style style:name="Tabelle1" style:family="table">
      <style:table-properties style:width="16.997cm" table:align="margins" fo:keep-with-next="always"/>
    </style:style>
    <style:style style:name="Tabelle1.A" style:family="table-column">
      <style:table-column-properties style:column-width="5.666cm" style:rel-column-width="21845*"/>
    </style:style>
    <style:style style:name="Tabelle1.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0084d1"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A20" style:family="table-cell">
      <style:table-cell-properties fo:background-color="#0084d1" fo:padding="0.097cm" fo:border-left="0.002cm solid #000000" fo:border-right="none" fo:border-top="none" fo:border-bottom="0.002cm solid #000000">
        <style:background-image/>
      </style:table-cell-properties>
    </style:style>
    <style:style style:name="Tabelle1.C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 style:family="table">
      <style:table-properties style:width="16.997cm" table:align="margins" fo:keep-with-next="always"/>
    </style:style>
    <style:style style:name="Tabelle2.A" style:family="table-column">
      <style:table-column-properties style:column-width="5.666cm" style:rel-column-width="21845*"/>
    </style:style>
    <style:style style:name="Tabelle2.A1" style:family="table-cell">
      <style:table-cell-properties fo:background-color="#0084d1" fo:padding="0.097cm" fo:border-left="0.002cm solid #000000" fo:border-right="none" fo:border-top="0.002cm solid #000000" fo:border-bottom="none">
        <style:background-image/>
      </style:table-cell-properties>
    </style:style>
    <style:style style:name="Tabelle2.C1" style:family="table-cell">
      <style:table-cell-properties fo:background-color="#0084d1" fo:padding="0.097cm" fo:border-left="0.002cm solid #000000" fo:border-right="0.002cm solid #000000" fo:border-top="0.002cm solid #000000" fo:border-bottom="none">
        <style:background-image/>
      </style:table-cell-properties>
    </style:style>
    <style:style style:name="Tabelle2.A2" style:family="table-cell">
      <style:table-cell-properties fo:padding="0.097cm" fo:border-left="0.002cm solid #000000" fo:border-right="none" fo:border-top="none" fo:border-bottom="none"/>
    </style:style>
    <style:style style:name="Tabelle2.C2" style:family="table-cell" style:data-style-name="N107">
      <style:table-cell-properties fo:padding="0.097cm" fo:border-left="0.002cm solid #000000" fo:border-right="0.002cm solid #000000" fo:border-top="none" fo:border-bottom="none"/>
    </style:style>
    <style:style style:name="Tabelle2.A8" style:family="table-cell">
      <style:table-cell-properties fo:background-color="#0084d1" fo:padding="0.097cm" fo:border-left="0.002cm solid #000000" fo:border-right="none" fo:border-top="none" fo:border-bottom="0.002cm solid #000000">
        <style:background-image/>
      </style:table-cell-properties>
    </style:style>
    <style:style style:name="Tabelle2.C8"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3" style:family="table">
      <style:table-properties style:width="16.997cm" table:align="margins" fo:keep-with-next="always"/>
    </style:style>
    <style:style style:name="Tabelle3.A" style:family="table-column">
      <style:table-column-properties style:column-width="8.498cm" style:rel-column-width="32767*"/>
    </style:style>
    <style:style style:name="Tabelle3.B" style:family="table-column">
      <style:table-column-properties style:column-width="8.498cm" style:rel-column-width="32768*"/>
    </style:style>
    <style:style style:name="Tabelle3.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0084d1"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7cm" table:align="margins" fo:keep-with-next="always"/>
    </style:style>
    <style:style style:name="Tabelle4.A" style:family="table-column">
      <style:table-column-properties style:column-width="5.666cm" style:rel-column-width="21845*"/>
    </style:style>
    <style:style style:name="Tabelle4.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0084d1"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A5" style:family="table-cell">
      <style:table-cell-properties fo:background-color="#0084d1" fo:padding="0.097cm" fo:border-left="0.002cm solid #000000" fo:border-right="none" fo:border-top="none" fo:border-bottom="0.002cm solid #000000">
        <style:background-image/>
      </style:table-cell-properties>
    </style:style>
    <style:style style:name="Tabelle4.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4.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5" style:family="table">
      <style:table-properties style:width="16.997cm" table:align="margins" fo:keep-with-next="always"/>
    </style:style>
    <style:style style:name="Tabelle5.A" style:family="table-column">
      <style:table-column-properties style:column-width="5.666cm" style:rel-column-width="21845*"/>
    </style:style>
    <style:style style:name="Tabelle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0084d1"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data-style-name="N107">
      <style:table-cell-properties fo:padding="0.097cm" fo:border-left="0.002cm solid #000000" fo:border-right="none" fo:border-top="none" fo:border-bottom="0.002cm solid #000000"/>
    </style:style>
    <style:style style:name="Tabelle5.C2" style:family="table-cell" style:data-style-name="N107">
      <style:table-cell-properties fo:padding="0.097cm" fo:border-left="0.002cm solid #000000" fo:border-right="0.002cm solid #000000" fo:border-top="none" fo:border-bottom="0.002cm solid #000000"/>
    </style:style>
    <style:style style:name="Tabelle5.A4" style:family="table-cell">
      <style:table-cell-properties fo:background-color="#0084d1" fo:padding="0.097cm" fo:border-left="0.002cm solid #000000" fo:border-right="none" fo:border-top="none" fo:border-bottom="0.002cm solid #000000">
        <style:background-image/>
      </style:table-cell-properties>
    </style:style>
    <style:style style:name="Tabelle5.B4"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5.C4"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6" style:family="table">
      <style:table-properties style:width="16.997cm" table:align="margins" fo:keep-with-next="always"/>
    </style:style>
    <style:style style:name="Tabelle6.A" style:family="table-column">
      <style:table-column-properties style:column-width="5.666cm" style:rel-column-width="21845*"/>
    </style:style>
    <style:style style:name="Tabelle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0084d1"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107">
      <style:table-cell-properties fo:padding="0.097cm" fo:border-left="0.002cm solid #000000" fo:border-right="none" fo:border-top="none" fo:border-bottom="0.002cm solid #000000"/>
    </style:style>
    <style:style style:name="Tabelle6.C2" style:family="table-cell" style:data-style-name="N107">
      <style:table-cell-properties fo:padding="0.097cm" fo:border-left="0.002cm solid #000000" fo:border-right="0.002cm solid #000000" fo:border-top="none" fo:border-bottom="0.002cm solid #000000"/>
    </style:style>
    <style:style style:name="Tabelle6.A5" style:family="table-cell">
      <style:table-cell-properties fo:background-color="#0084d1" fo:padding="0.097cm" fo:border-left="0.002cm solid #000000" fo:border-right="none" fo:border-top="none" fo:border-bottom="0.002cm solid #000000">
        <style:background-image/>
      </style:table-cell-properties>
    </style:style>
    <style:style style:name="Tabelle6.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6.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text-properties fo:color="#ffffff"/>
    </style:style>
    <style:style style:name="P7" style:family="paragraph" style:parent-style-name="Table_20_Contents">
      <style:text-properties fo:color="#ffffff" fo:font-weight="bold" style:font-weight-asian="bold" style:font-weight-complex="bold"/>
    </style:style>
    <style:style style:name="P8" style:family="paragraph" style:parent-style-name="Table_20_Contents">
      <style:paragraph-properties fo:text-align="end" style:justify-single-word="false"/>
      <style:text-properties fo:color="#ffffff" fo:font-weight="bold" style:font-weight-asian="bold" style:font-weight-complex="bold"/>
    </style:style>
    <style:style style:name="P9" style:family="paragraph" style:parent-style-name="Table_20_Contents">
      <style:paragraph-properties fo:text-align="start" style:justify-single-word="false"/>
      <style:text-properties fo:color="#ffffff" fo:font-weight="bold" style:font-weight-asian="bold" style:font-weight-complex="bold"/>
    </style:style>
    <style:style style:name="P10" style:family="paragraph" style:parent-style-name="Table_20_Contents">
      <style:text-properties fo:color="#0084d1" fo:font-weight="bold" style:font-weight-asian="bold" style:font-weight-complex="bold"/>
    </style:style>
    <style:style style:name="P11" style:family="paragraph" style:parent-style-name="Table">
      <style:paragraph-properties fo:text-align="end" style:justify-single-word="false"/>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color="#0084d1" style:font-name="Georgia2" fo:font-size="60pt" fo:font-weight="bold" style:font-size-asian="60pt" style:font-weight-asian="bold" style:font-size-complex="60pt" style:font-weight-complex="bold"/>
    </style:style>
    <style:style style:name="P14" style:family="paragraph" style:parent-style-name="Standard">
      <style:paragraph-properties fo:text-align="center" style:justify-single-word="false"/>
      <style:text-properties fo:color="#333333" fo:font-weight="bold" style:font-weight-asian="bold" style:font-weight-complex="bold"/>
    </style:style>
    <style:style style:name="P15"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16"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bold" style:text-blinking="false" fo:background-color="transparent" style:font-weight-asian="bold" style:font-weight-complex="bold"/>
    </style:style>
    <style:style style:name="P17" style:family="paragraph" style:parent-style-name="Contents_20_3">
      <style:paragraph-properties>
        <style:tab-stops>
          <style:tab-stop style:position="20.003cm" style:type="right" style:leader-style="dotted" style:leader-text="."/>
        </style:tab-stops>
      </style:paragraph-properties>
    </style:style>
    <style:style style:name="P18" style:family="paragraph" style:parent-style-name="Text_20_body">
      <style:text-properties fo:color="#0084d1"/>
    </style:style>
    <style:style style:name="P19" style:family="paragraph" style:parent-style-name="Text_20_body" style:list-style-name="L1"/>
    <style:style style:name="P20" style:family="paragraph" style:parent-style-name="Text_20_body">
      <style:text-properties style:font-name="Tahoma2" fo:font-size="10pt" style:font-size-asian="10pt" style:font-size-complex="10pt"/>
    </style:style>
    <style:style style:name="P21" style:family="paragraph" style:parent-style-name="Heading_20_1" style:master-page-name="Seite_20_3_20_ff">
      <style:paragraph-properties style:page-number="1"/>
      <style:text-properties fo:color="#0084d1"/>
    </style:style>
    <style:style style:name="P22" style:family="paragraph" style:parent-style-name="Heading_20_1" style:master-page-name="Seite_20_3_20_ff">
      <style:paragraph-properties style:page-number="auto"/>
    </style:style>
    <style:style style:name="P23" style:family="paragraph" style:parent-style-name="Contents_20_1">
      <style:paragraph-properties>
        <style:tab-stops>
          <style:tab-stop style:position="21.001cm" style:type="right" style:leader-style="dotted" style:leader-text="."/>
        </style:tab-stops>
      </style:paragraph-properties>
    </style:style>
    <style:style style:name="P24" style:family="paragraph" style:parent-style-name="Contents_20_2">
      <style:paragraph-properties>
        <style:tab-stops>
          <style:tab-stop style:position="20.502cm" style:type="right" style:leader-style="dotted" style:leader-text="."/>
        </style:tab-stops>
      </style:paragraph-properties>
    </style:style>
    <style:style style:name="T1" style:family="text">
      <style:text-properties style:font-name="Georgia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4"><text:span text:style-name="T1">Dokumentation</text:span> zur betrieblichen Projektarbeit</text:p>
      <text:p text:style-name="P13">Berichtsheft</text:p>
      <text:p text:style-name="P15"><text:bookmark text:name="docs-internal-guid-5ee3aaba-9eca-6072-4d16-0c7c6483d3c6"/>Erweiterbare PHP basierte Anwendung zum automatischen Erzeugen von Ausbildungsnachweisen aus einer bestehenden Zeiterfassungs-Software.</text:p>
      <text:p text:style-name="P15"/>
      <text:p text:style-name="P15"/>
      <text:p text:style-name="P16">Pascal Wild</text:p>
      <text:p text:style-name="P15">Fachinformatiker Fachrichtung Anwendungsentwicklung</text:p>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Table_20_Contents">Ausbildungsbetrieb:</text:p>
            <text:p text:style-name="Table_20_Contents">EOS UPTRADE GmbH</text:p>
            <text:p text:style-name="Table_20_Contents">Schanzenstraße 70</text:p>
            <text:p text:style-name="Table_20_Contents">20357 Hamburg</text:p>
            <text:p text:style-name="Table_20_Contents"/>
            <text:p text:style-name="P10">www.eos-uptrade.de</text:p>
          </table:table-cell>
          <table:table-cell table:style-name="Tabelle7.A1" office:value-type="string">
            <text:p text:style-name="Table_20_Contents">Prüfungsbewerber:</text:p>
            <text:p text:style-name="Table_20_Contents">Pascal Wild</text:p>
            <text:p text:style-name="Table_20_Contents">Rittmerskamp 45</text:p>
            <text:p text:style-name="Table_20_Contents">22415 Hamburg</text:p>
            <text:p text:style-name="Table_20_Contents"/>
            <text:p text:style-name="P10">pascal.wild@eos-uptrade.de</text:p>
          </table:table-cell>
        </table:table-row>
      </table:table>
      <text:p text:style-name="Standard"/>
      <text:p text:style-name="Standard"/>
      <text:h text:style-name="P21"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3">Inhaltsverzeichnis<text:tab/>1</text:p>
          <text:p text:style-name="P23">Einführung<text:tab/>1</text:p>
          <text:p text:style-name="P23">Projektdefinition<text:tab/>1</text:p>
          <text:p text:style-name="P24">Projektumfeld<text:tab/>1</text:p>
          <text:p text:style-name="P24">Ist-Situation<text:tab/>2</text:p>
          <text:p text:style-name="P24">Projektziel<text:tab/>2</text:p>
          <text:p text:style-name="P24">Projektabgrenzungen<text:tab/>2</text:p>
          <text:p text:style-name="P24">Schnittstellen<text:tab/>2</text:p>
          <text:p text:style-name="P23">Projektplanung<text:tab/>2</text:p>
          <text:p text:style-name="P24">Zeitplanung der Projektphasen<text:tab/>3</text:p>
          <text:p text:style-name="P24">Ressourcenplanung<text:tab/>3</text:p>
          <text:p text:style-name="P24">Kostenplanung<text:tab/>3</text:p>
          <text:p text:style-name="P17">Einmalige Entwicklungskosten<text:tab/>4</text:p>
          <text:p text:style-name="P17">Aufwand pro Woche und Auszubildenden<text:tab/>4</text:p>
          <text:p text:style-name="P17">Kosten für die Erstellung der Berichtshefte im Jahr<text:tab/>4</text:p>
          <text:p text:style-name="P17">Unterhaltungskosten<text:tab/>4</text:p>
          <text:p text:style-name="P17">Kostenvergleich<text:tab/>5</text:p>
          <text:p text:style-name="P17">Dauer bis zum Ausgleich der Investition<text:tab/>5</text:p>
          <text:p text:style-name="P17">Nutzwertanalyse<text:tab/>5</text:p>
          <text:p text:style-name="P23">Projektdurchführung<text:tab/>5</text:p>
          <text:p text:style-name="P24">Definitionsphase<text:tab/>5</text:p>
          <text:p text:style-name="P24">Planungsphase<text:tab/>5</text:p>
          <text:p text:style-name="P24">Realisierungsphase<text:tab/>5</text:p>
          <text:p text:style-name="P24">Testphase<text:tab/>5</text:p>
          <text:p text:style-name="P24">Dokumentation<text:tab/>5</text:p>
          <text:p text:style-name="P24">Übergabe<text:tab/>5</text:p>
          <text:p text:style-name="P23">Projektbewertung<text:tab/>6</text:p>
          <text:p text:style-name="P24">Zielerreichung<text:tab/>6</text:p>
          <text:p text:style-name="P24">Soll-/Ist-Abgleich<text:tab/>6</text:p>
          <text:p text:style-name="P24">Weiterentwicklung<text:tab/>6</text:p>
          <text:p text:style-name="P23">Anhänge<text:tab/>6</text:p>
        </text:index-body>
      </text:table-of-content>
      <text:p text:style-name="P18"/>
      <text:h text:style-name="Heading_20_1" text:outline-level="1"/>
      <text:h text:style-name="P22" text:outline-level="1">Einführung</text:h>
      <text:p text:style-name="Text_20_body">Hier folgt eine kleine Einführung.</text:p>
      <text:h text:style-name="Heading_20_1" text:outline-level="1">Projektdefinition</text:h>
      <text:p text:style-name="Text_20_body">In den folgenden Punkten wird das Projektumfeld, die Ist-Situation, das Projektziel, die Projektabgrenzungen und die Schnittstellen erläutert.</text:p>
      <text:h text:style-name="Heading_20_2" text:outline-level="2">Projektumfeld</text:h>
      <text:p text:style-name="Text_20_body">In der EOS UPTRADE GmbH wird eine auf „Ruby on Rails“ basierte eigenentwickelte Software zur Zeiterfassung der Mitarbeiter eingesetzt. Die Mitarbeiter müssen neben dem Zeitrahmen der geleisteten Arbeit auch eine Beschreibung der Arbeit vornehmen.</text:p>
      <text:p text:style-name="Text_20_body">Den Auszubildenden wird das Führen von Ausbildungsnachweisen in den nach § 14 Berufsbildungsgesetz (BBiG) erlassenen Ausbildungsordnungen vorgeschrieben (Quelle: <text:a xlink:type="simple" xlink:href="http://www.hk24.de/">http://www.hk24.de</text:a>). Die Auszubildenden der EOS UPTRADE GmbH müssen Ihre Arbeit dementsprechend doppelt verwalten.</text:p>
      <text:h text:style-name="Heading_20_2" text:outline-level="2">Ist-Situation</text:h>
      <text:p text:style-name="Text_20_body">Aktuell verwalten die Auszubildenden der EOS UPTRADE GmbH Ihre geleistete Arbeit in der Zeiterfassungs-Software und zusätzlich in Ihrem Berichtsheft. </text:p>
      <text:h text:style-name="Heading_20_2" text:outline-level="2">Projektziel</text:h>
      <text:p text:style-name="Text_20_body">Im Laufe der Projektabwicklung ist eine Webanwendung zu entwickeln, welche für die Auszubildenden der EOS UPTRADE GmbH ein Berichtsheft aus den Daten der Zeiterfassungs-Software generiert.</text:p>
      <text:h text:style-name="Heading_20_2" text:outline-level="2">Projektabgrenzungen</text:h>
      <text:p text:style-name="Text_20_body">Es wird nur die Generierung aus der bestehenden Zeiterfassungs-Software der EOS UPTRADE GmbH unterstützt. </text:p>
      <text:p text:style-name="P20">Außerdem sind die Routinen für die Installation dieser Anwendung auf einem Webserver nicht zu entwickeln und zu realisieren.</text:p>
      <text:h text:style-name="Heading_20_2" text:outline-level="2">Schnittstellen</text:h>
      <text:p text:style-name="Text_20_body">Die Anwendung kommuniziert mit der bestehenden Zeiterfassungs-Software über eine JSON-Schnittstelle. Aus der JSON-Schnittstelle werden die Daten zur Generierung entnommen.</text:p>
      <text:h text:style-name="Heading_20_1" text:outline-level="1">Projektplanung</text:h>
      <text:p text:style-name="Text_20_body">In den folgenden Abschnitten wird die Zeitplanung, die Ressourcenplanung und die Kostenplanung erläutert.</text:p>
      <text:h text:style-name="Heading_20_2" text:outline-level="2"><text:soft-page-break/>Zeitplanung der Projektphasen</text:h>
      <table:table table:name="Tabelle1" table:style-name="Tabelle1">
        <table:table-column table:style-name="Tabelle1.A" table:number-columns-repeated="3"/>
        <table:table-row>
          <table:table-cell table:style-name="Tabelle1.A1" office:value-type="string">
            <text:p text:style-name="P7">Projektphase</text:p>
          </table:table-cell>
          <table:table-cell table:style-name="Tabelle1.A1" office:value-type="string">
            <text:p text:style-name="P7">Aufgabenbeschreibung</text:p>
          </table:table-cell>
          <table:table-cell table:style-name="Tabelle1.C1" office:value-type="string">
            <text:p text:style-name="P8">Soll-Stunden</text:p>
          </table:table-cell>
        </table:table-row>
        <table:table-row>
          <table:table-cell table:style-name="Tabelle1.A2" office:value-type="string">
            <text:p text:style-name="Table_20_Contents">Definitionsphase</text:p>
          </table:table-cell>
          <table:table-cell table:style-name="Tabelle1.A2" office:value-type="string">
            <text:p text:style-name="Table_20_Contents">Ist-Analyse</text:p>
          </table:table-cell>
          <table:table-cell table:style-name="Tabelle1.C2" office:value-type="float" office:value="2">
            <text:p text:style-name="P5">2</text:p>
          </table:table-cell>
        </table:table-row>
        <table:table-row>
          <table:table-cell table:style-name="Tabelle1.A2" office:value-type="string">
            <text:p text:style-name="Table_20_Contents"/>
          </table:table-cell>
          <table:table-cell table:style-name="Tabelle1.A2" office:value-type="string">
            <text:p text:style-name="Table_20_Contents">Soll-Analyse</text:p>
          </table:table-cell>
          <table:table-cell table:style-name="Tabelle1.C2" office:value-type="float" office:value="2">
            <text:p text:style-name="P5">2</text:p>
          </table:table-cell>
        </table:table-row>
        <table:table-row>
          <table:table-cell table:style-name="Tabelle1.A2" office:value-type="string">
            <text:p text:style-name="Table_20_Contents"/>
          </table:table-cell>
          <table:table-cell table:style-name="Tabelle1.A2" office:value-type="string">
            <text:p text:style-name="Table_20_Contents">Pflichtenheft erstellen</text:p>
          </table:table-cell>
          <table:table-cell table:style-name="Tabelle1.C2" office:value-type="float" office:value="3">
            <text:p text:style-name="P5">3</text:p>
          </table:table-cell>
        </table:table-row>
        <table:table-row>
          <table:table-cell table:style-name="Tabelle1.A2" office:value-type="string">
            <text:p text:style-name="Table_20_Contents">Planungsphase</text:p>
          </table:table-cell>
          <table:table-cell table:style-name="Tabelle1.A2" office:value-type="string">
            <text:p text:style-name="Table_20_Contents">Gestaltung der GUI</text:p>
          </table:table-cell>
          <table:table-cell table:style-name="Tabelle1.C2" office:value-type="float" office:value="3">
            <text:p text:style-name="P5">3</text:p>
          </table:table-cell>
        </table:table-row>
        <table:table-row>
          <table:table-cell table:style-name="Tabelle1.A2" office:value-type="string">
            <text:p text:style-name="Table_20_Contents"/>
          </table:table-cell>
          <table:table-cell table:style-name="Tabelle1.A2" office:value-type="string">
            <text:p text:style-name="Table_20_Contents">Recherche Technologien zur PDF-Generierung</text:p>
          </table:table-cell>
          <table:table-cell table:style-name="Tabelle1.C2" office:value-type="float" office:value="3">
            <text:p text:style-name="P5">3</text:p>
          </table:table-cell>
        </table:table-row>
        <table:table-row>
          <table:table-cell table:style-name="Tabelle1.A2" office:value-type="string">
            <text:p text:style-name="Table_20_Contents">Realisierungsphase</text:p>
          </table:table-cell>
          <table:table-cell table:style-name="Tabelle1.A2" office:value-type="string">
            <text:p text:style-name="Table_20_Contents">Einrichten des Projekts</text:p>
          </table:table-cell>
          <table:table-cell table:style-name="Tabelle1.C2" office:value-type="float" office:value="1">
            <text:p text:style-name="P5">1</text:p>
          </table:table-cell>
        </table:table-row>
        <table:table-row>
          <table:table-cell table:style-name="Tabelle1.A2" office:value-type="string">
            <text:p text:style-name="Table_20_Contents"/>
          </table:table-cell>
          <table:table-cell table:style-name="Tabelle1.A2" office:value-type="string">
            <text:p text:style-name="Table_20_Contents">Einrichten der Entwicklungsumgebung</text:p>
          </table:table-cell>
          <table:table-cell table:style-name="Tabelle1.C2" office:value-type="float" office:value="1">
            <text:p text:style-name="P5">1</text:p>
          </table:table-cell>
        </table:table-row>
        <table:table-row>
          <table:table-cell table:style-name="Tabelle1.A2" office:value-type="string">
            <text:p text:style-name="Table_20_Contents"/>
          </table:table-cell>
          <table:table-cell table:style-name="Tabelle1.A2" office:value-type="string">
            <text:p text:style-name="Table_20_Contents">Umsetzung der GUI</text:p>
          </table:table-cell>
          <table:table-cell table:style-name="Tabelle1.C2" office:value-type="float" office:value="3">
            <text:p text:style-name="P5">3</text:p>
          </table:table-cell>
        </table:table-row>
        <table:table-row>
          <table:table-cell table:style-name="Tabelle1.A2" office:value-type="string">
            <text:p text:style-name="Table_20_Contents"/>
          </table:table-cell>
          <table:table-cell table:style-name="Tabelle1.A2" office:value-type="string">
            <text:p text:style-name="Table_20_Contents">Kommunikation zur bestehenden Zeiterfassungs-Software</text:p>
          </table:table-cell>
          <table:table-cell table:style-name="Tabelle1.C2" office:value-type="float" office:value="14">
            <text:p text:style-name="P5">14</text:p>
          </table:table-cell>
        </table:table-row>
        <table:table-row>
          <table:table-cell table:style-name="Tabelle1.A2" office:value-type="string">
            <text:p text:style-name="Table_20_Contents"/>
          </table:table-cell>
          <table:table-cell table:style-name="Tabelle1.A2" office:value-type="string">
            <text:p text:style-name="Table_20_Contents">Generierung eines PDF´s aus den Daten der Zeiterfassungs-Software</text:p>
          </table:table-cell>
          <table:table-cell table:style-name="Tabelle1.C2" office:value-type="float" office:value="15">
            <text:p text:style-name="P5">15</text:p>
          </table:table-cell>
        </table:table-row>
        <table:table-row>
          <table:table-cell table:style-name="Tabelle1.A2" office:value-type="string">
            <text:p text:style-name="Table_20_Contents">Testphase</text:p>
          </table:table-cell>
          <table:table-cell table:style-name="Tabelle1.A2" office:value-type="string">
            <text:p text:style-name="Table_20_Contents">Erstellen / Einrichten von Tests</text:p>
          </table:table-cell>
          <table:table-cell table:style-name="Tabelle1.C2" office:value-type="float" office:value="5">
            <text:p text:style-name="P5">5</text:p>
          </table:table-cell>
        </table:table-row>
        <table:table-row>
          <table:table-cell table:style-name="Tabelle1.A2" office:value-type="string">
            <text:p text:style-name="Table_20_Contents"/>
          </table:table-cell>
          <table:table-cell table:style-name="Tabelle1.A2" office:value-type="string">
            <text:p text:style-name="Table_20_Contents">Tests durchführen</text:p>
          </table:table-cell>
          <table:table-cell table:style-name="Tabelle1.C2" office:value-type="float" office:value="2">
            <text:p text:style-name="P5">2</text:p>
          </table:table-cell>
        </table:table-row>
        <table:table-row>
          <table:table-cell table:style-name="Tabelle1.A2" office:value-type="string">
            <text:p text:style-name="Table_20_Contents"/>
          </table:table-cell>
          <table:table-cell table:style-name="Tabelle1.A2" office:value-type="string">
            <text:p text:style-name="Table_20_Contents">Auswertung der Ergebnisse</text:p>
          </table:table-cell>
          <table:table-cell table:style-name="Tabelle1.C2" office:value-type="float" office:value="1">
            <text:p text:style-name="P5">1</text:p>
          </table:table-cell>
        </table:table-row>
        <table:table-row>
          <table:table-cell table:style-name="Tabelle1.A2" office:value-type="string">
            <text:p text:style-name="Table_20_Contents">Dokumentation</text:p>
          </table:table-cell>
          <table:table-cell table:style-name="Tabelle1.A2" office:value-type="string">
            <text:p text:style-name="Table_20_Contents">Projektdokumentation</text:p>
          </table:table-cell>
          <table:table-cell table:style-name="Tabelle1.C2" office:value-type="float" office:value="10">
            <text:p text:style-name="P5">10</text:p>
          </table:table-cell>
        </table:table-row>
        <table:table-row>
          <table:table-cell table:style-name="Tabelle1.A2" office:value-type="string">
            <text:p text:style-name="Table_20_Contents"/>
          </table:table-cell>
          <table:table-cell table:style-name="Tabelle1.A2" office:value-type="string">
            <text:p text:style-name="Table_20_Contents">Kurze Anwenderdokumentation</text:p>
          </table:table-cell>
          <table:table-cell table:style-name="Tabelle1.C2" office:value-type="float" office:value="2">
            <text:p text:style-name="P5">2</text:p>
          </table:table-cell>
        </table:table-row>
        <table:table-row>
          <table:table-cell table:style-name="Tabelle1.A2" office:value-type="string">
            <text:p text:style-name="Table_20_Contents"/>
          </table:table-cell>
          <table:table-cell table:style-name="Tabelle1.A2" office:value-type="string">
            <text:p text:style-name="Table_20_Contents">Ist-Soll-Vergleich</text:p>
          </table:table-cell>
          <table:table-cell table:style-name="Tabelle1.C2" office:value-type="float" office:value="1">
            <text:p text:style-name="P5">1</text:p>
          </table:table-cell>
        </table:table-row>
        <table:table-row>
          <table:table-cell table:style-name="Tabelle1.A2" office:value-type="string">
            <text:p text:style-name="Table_20_Contents">Übergabe</text:p>
          </table:table-cell>
          <table:table-cell table:style-name="Tabelle1.A2" office:value-type="string">
            <text:p text:style-name="Table_20_Contents">Deployment</text:p>
          </table:table-cell>
          <table:table-cell table:style-name="Tabelle1.C2" office:value-type="float" office:value="1">
            <text:p text:style-name="P5">1</text:p>
          </table:table-cell>
        </table:table-row>
        <table:table-row>
          <table:table-cell table:style-name="Tabelle1.A2" office:value-type="string">
            <text:p text:style-name="Table_20_Contents"/>
          </table:table-cell>
          <table:table-cell table:style-name="Tabelle1.A2" office:value-type="string">
            <text:p text:style-name="Table_20_Contents">Einweisung betroffender Mitarbeiter</text:p>
          </table:table-cell>
          <table:table-cell table:style-name="Tabelle1.C2" office:value-type="float" office:value="1">
            <text:p text:style-name="P5">1</text:p>
          </table:table-cell>
        </table:table-row>
        <table:table-row>
          <table:table-cell table:style-name="Tabelle1.A20" office:value-type="string">
            <text:p text:style-name="P7">Summe</text:p>
          </table:table-cell>
          <table:table-cell table:style-name="Tabelle1.A20" office:value-type="string">
            <text:p text:style-name="P6"/>
          </table:table-cell>
          <table:table-cell table:style-name="Tabelle1.C20" office:value-type="float" office:value="70">
            <text:p text:style-name="P8">70</text:p>
          </table:table-cell>
        </table:table-row>
      </table:table>
      <text:p text:style-name="P11">Tabelle <text:sequence text:ref-name="refTable0" text:name="Table" text:formula="ooow:Table+1" style:num-format="1">1</text:sequence>: Zeitplanung der Projektphasen</text:p>
      <text:p text:style-name="Text_20_body"/>
      <text:h text:style-name="Heading_20_2" text:outline-level="2">Ressourcenplanung</text:h>
      <text:p text:style-name="Text_20_body">Die Entwicklung und Umsetzung der Webanwendung wird auf einem Arbeitsplatzrechner mit OSX durchgeführt. Auf dem Rechner ist die Entwicklungsumgebung „PHP-Storm“ installiert, mit dem die nötigen Quellcode Dateien erstellt und kompiliert werden. Für die Versionsverwaltung wird die Open Source Plattform GitHub mit der dazugehörigen Versionsverwaltungs-Software „git“ verwendet. Der dazugehörige Client ist auf dem Arbeitsplatzrechner installiert. Weitere Vorraussetzungen ist eine neueste Version des Open Source Frameworks Symfony.</text:p>
      <text:p text:style-name="Text_20_body">Zum Betreiben der Webanwendung wird ein LAMP – System benötigt.</text:p>
      <text:h text:style-name="Heading_20_2" text:outline-level="2">Kostenplanung</text:h>
      <text:p text:style-name="Text_20_body">Die Kostenplanung beschreibt die Wirtschaftlichkeit der entwickelten Software und führt die Kostendetails auf.</text:p>
      <text:p text:style-name="P2">Stunden-Satz: 90€</text:p>
      <text:h text:style-name="Heading_20_3" text:outline-level="3"><text:soft-page-break/>Einmalige Entwicklungskosten</text:h>
      <table:table table:name="Tabelle2" table:style-name="Tabelle2">
        <table:table-column table:style-name="Tabelle2.A" table:number-columns-repeated="3"/>
        <table:table-row>
          <table:table-cell table:style-name="Tabelle2.A1" office:value-type="string">
            <text:p text:style-name="P9">Projektphase</text:p>
          </table:table-cell>
          <table:table-cell table:style-name="Tabelle2.A1" office:value-type="string">
            <text:p text:style-name="P8">Zeitaufwand</text:p>
          </table:table-cell>
          <table:table-cell table:style-name="Tabelle2.C1" office:value-type="string">
            <text:p text:style-name="P8">Kosten</text:p>
          </table:table-cell>
        </table:table-row>
        <table:table-row>
          <table:table-cell table:style-name="Tabelle2.A2" office:value-type="string">
            <text:p text:style-name="P4">Definitionsphase</text:p>
          </table:table-cell>
          <table:table-cell table:style-name="Tabelle2.A2" office:value-type="string">
            <text:p text:style-name="P5">7 Stunden</text:p>
          </table:table-cell>
          <table:table-cell table:style-name="Tabelle2.C2" office:value-type="currency" office:currency="EUR" office:value="630">
            <text:p text:style-name="P5">630,00 €</text:p>
          </table:table-cell>
        </table:table-row>
        <table:table-row>
          <table:table-cell table:style-name="Tabelle2.A2" office:value-type="string">
            <text:p text:style-name="P4">Planungsphase</text:p>
          </table:table-cell>
          <table:table-cell table:style-name="Tabelle2.A2" office:value-type="string">
            <text:p text:style-name="P5">6 Stunden</text:p>
          </table:table-cell>
          <table:table-cell table:style-name="Tabelle2.C2" office:value-type="currency" office:currency="EUR" office:value="540">
            <text:p text:style-name="P5">540,00 €</text:p>
          </table:table-cell>
        </table:table-row>
        <table:table-row>
          <table:table-cell table:style-name="Tabelle2.A2" office:value-type="string">
            <text:p text:style-name="P4">Realisierungsphase</text:p>
          </table:table-cell>
          <table:table-cell table:style-name="Tabelle2.A2" office:value-type="string">
            <text:p text:style-name="P5">34 Stunden</text:p>
          </table:table-cell>
          <table:table-cell table:style-name="Tabelle2.C2" office:value-type="currency" office:currency="EUR" office:value="3060">
            <text:p text:style-name="P5">3.060,00 €</text:p>
          </table:table-cell>
        </table:table-row>
        <table:table-row>
          <table:table-cell table:style-name="Tabelle2.A2" office:value-type="string">
            <text:p text:style-name="P4">Testphase</text:p>
          </table:table-cell>
          <table:table-cell table:style-name="Tabelle2.A2" office:value-type="string">
            <text:p text:style-name="P5">8 Stunden</text:p>
          </table:table-cell>
          <table:table-cell table:style-name="Tabelle2.C2" office:value-type="currency" office:currency="EUR" office:value="720">
            <text:p text:style-name="P5">720,00 €</text:p>
          </table:table-cell>
        </table:table-row>
        <table:table-row>
          <table:table-cell table:style-name="Tabelle2.A2" office:value-type="string">
            <text:p text:style-name="P4">Dokumentation</text:p>
          </table:table-cell>
          <table:table-cell table:style-name="Tabelle2.A2" office:value-type="string">
            <text:p text:style-name="P5">13 Stunden</text:p>
          </table:table-cell>
          <table:table-cell table:style-name="Tabelle2.C2" office:value-type="currency" office:currency="EUR" office:value="1170">
            <text:p text:style-name="P5">1.170,00 €</text:p>
          </table:table-cell>
        </table:table-row>
        <table:table-row>
          <table:table-cell table:style-name="Tabelle2.A2" office:value-type="string">
            <text:p text:style-name="P4">Übergabe</text:p>
          </table:table-cell>
          <table:table-cell table:style-name="Tabelle2.A2" office:value-type="string">
            <text:p text:style-name="P5">2 Stunden</text:p>
          </table:table-cell>
          <table:table-cell table:style-name="Tabelle2.C2" office:value-type="currency" office:currency="EUR" office:value="180">
            <text:p text:style-name="P5">180,00 €</text:p>
          </table:table-cell>
        </table:table-row>
        <table:table-row>
          <table:table-cell table:style-name="Tabelle2.A8" office:value-type="string">
            <text:p text:style-name="P9">Summe</text:p>
          </table:table-cell>
          <table:table-cell table:style-name="Tabelle2.A8" office:value-type="string">
            <text:p text:style-name="P8">70 Stunden</text:p>
          </table:table-cell>
          <table:table-cell table:style-name="Tabelle2.C8" office:value-type="currency" office:currency="EUR" office:value="6300">
            <text:p text:style-name="P8">6.300,00 €</text:p>
          </table:table-cell>
        </table:table-row>
      </table:table>
      <text:p text:style-name="P11">Tabelle <text:sequence text:ref-name="refTable1" text:name="Table" text:formula="ooow:Table+1" style:num-format="1">2</text:sequence>: Einmalige Entwicklungskosten</text:p>
      <text:h text:style-name="Heading_20_3" text:outline-level="3">Aufwand pro Woche und Auszubildenden</text:h>
      <table:table table:name="Tabelle3" table:style-name="Tabelle3">
        <table:table-column table:style-name="Tabelle3.A"/>
        <table:table-column table:style-name="Tabelle3.B"/>
        <table:table-row>
          <table:table-cell table:style-name="Tabelle3.A1" office:value-type="string">
            <text:p text:style-name="P7">Altes Verfahren</text:p>
          </table:table-cell>
          <table:table-cell table:style-name="Tabelle3.B1" office:value-type="string">
            <text:p text:style-name="P7">Neues Verfahren</text:p>
          </table:table-cell>
        </table:table-row>
        <table:table-row>
          <table:table-cell table:style-name="Tabelle3.A2" office:value-type="string">
            <text:p text:style-name="Table_20_Contents">1,5 Stunden</text:p>
          </table:table-cell>
          <table:table-cell table:style-name="Tabelle3.B2" office:value-type="string">
            <text:p text:style-name="Table_20_Contents">0,25 Stunden</text:p>
          </table:table-cell>
        </table:table-row>
      </table:table>
      <text:p text:style-name="P11">Tabelle <text:sequence text:ref-name="refTable2" text:name="Table" text:formula="ooow:Table+1" style:num-format="1">3</text:sequence>: Aufwand pro Woche und Auszubildenden</text:p>
      <text:p text:style-name="Text_20_body">Zur Zeit werden in jeder Woche für jeden Auszubildenden der EOS UPTRADE GmbH 1,5 Stunden geplant. Bei den Testergebnissen konnte mit der neuen Software ein Berichtsheft für eine Woche mit wenigen Klicks generiert werden. Für das Überprüfen und gegebenenfalls Berichtigen des Ausdrucks werden pro Woche 0,25 Stunden veranschlagt. </text:p>
      <text:h text:style-name="Heading_20_3" text:outline-level="3">Kosten für die Erstellung der Berichtshefte im Jahr</text:h>
      <table:table table:name="Tabelle4" table:style-name="Tabelle4">
        <table:table-column table:style-name="Tabelle4.A" table:number-columns-repeated="3"/>
        <table:table-row>
          <table:table-cell table:style-name="Tabelle4.A1" office:value-type="string">
            <text:p text:style-name="P6"/>
          </table:table-cell>
          <table:table-cell table:style-name="Tabelle4.A1" office:value-type="string">
            <text:p text:style-name="P8">Altes Verfahren</text:p>
          </table:table-cell>
          <table:table-cell table:style-name="Tabelle4.C1" office:value-type="string">
            <text:p text:style-name="P8">Neues Verfahren</text:p>
          </table:table-cell>
        </table:table-row>
        <table:table-row>
          <table:table-cell table:style-name="Tabelle4.A2" office:value-type="string">
            <text:p text:style-name="Table_20_Contents">Anzahl Auszubildender</text:p>
          </table:table-cell>
          <table:table-cell table:style-name="Tabelle4.A2" office:value-type="string">
            <text:p text:style-name="P5">8 Auszubildende</text:p>
          </table:table-cell>
          <table:table-cell table:style-name="Tabelle4.C2" office:value-type="string">
            <text:p text:style-name="P5">8 Auszubildende</text:p>
          </table:table-cell>
        </table:table-row>
        <table:table-row>
          <table:table-cell table:style-name="Tabelle4.A2" office:value-type="string">
            <text:p text:style-name="Table_20_Contents">Aufwand pro Woche</text:p>
          </table:table-cell>
          <table:table-cell table:style-name="Tabelle4.A2" office:value-type="string">
            <text:p text:style-name="P5">12 Stunden</text:p>
          </table:table-cell>
          <table:table-cell table:style-name="Tabelle4.C2" office:value-type="string">
            <text:p text:style-name="P5">2 Stunden </text:p>
          </table:table-cell>
        </table:table-row>
        <table:table-row>
          <table:table-cell table:style-name="Tabelle4.A2" office:value-type="string">
            <text:p text:style-name="Table_20_Contents">Aufwand pro Jahr</text:p>
          </table:table-cell>
          <table:table-cell table:style-name="Tabelle4.A2" office:value-type="string">
            <text:p text:style-name="P5">624 Stunden</text:p>
          </table:table-cell>
          <table:table-cell table:style-name="Tabelle4.C2" office:value-type="string">
            <text:p text:style-name="P5">104 Stunden</text:p>
          </table:table-cell>
        </table:table-row>
        <table:table-row>
          <table:table-cell table:style-name="Tabelle4.A5" office:value-type="string">
            <text:p text:style-name="P7">Summe</text:p>
          </table:table-cell>
          <table:table-cell table:style-name="Tabelle4.B5" office:value-type="currency" office:currency="EUR" office:value="56160">
            <text:p text:style-name="P8">56.160,00 €</text:p>
          </table:table-cell>
          <table:table-cell table:style-name="Tabelle4.C5" office:value-type="currency" office:currency="EUR" office:value="9360">
            <text:p text:style-name="P8">9.360,00 €</text:p>
          </table:table-cell>
        </table:table-row>
      </table:table>
      <text:p text:style-name="P11">Tabelle <text:sequence text:ref-name="refTable3" text:name="Table" text:formula="ooow:Table+1" style:num-format="1">4</text:sequence>: Kosten für die Erstellung der Berichtshefte im Jahr</text:p>
      <text:p text:style-name="Text_20_body">Zur Einfachheit wurden für das Jahr 52 Wochen veranschlagt. <text:line-break/>Es gibt jedoch auch Urlaubswochen in denen kein Berichtsheft geführt werden muss.<text:line-break/></text:p>
      <text:h text:style-name="Heading_20_3" text:outline-level="3">Unterhaltungskosten</text:h>
      <table:table table:name="Tabelle5" table:style-name="Tabelle5">
        <table:table-column table:style-name="Tabelle5.A" table:number-columns-repeated="3"/>
        <table:table-row>
          <table:table-cell table:style-name="Tabelle5.A1" office:value-type="string">
            <text:p text:style-name="P7"/>
          </table:table-cell>
          <table:table-cell table:style-name="Tabelle5.A1" office:value-type="string">
            <text:p text:style-name="P8">Altes Verfahren</text:p>
          </table:table-cell>
          <table:table-cell table:style-name="Tabelle5.C1" office:value-type="string">
            <text:p text:style-name="P8">Neues Verfahren</text:p>
          </table:table-cell>
        </table:table-row>
        <table:table-row>
          <table:table-cell table:style-name="Tabelle5.A2" office:value-type="string">
            <text:p text:style-name="Table_20_Contents">Wartung der Anwendung</text:p>
          </table:table-cell>
          <table:table-cell table:style-name="Tabelle5.B2" office:value-type="currency" office:currency="EUR" office:value="0">
            <text:p text:style-name="P5">0,00 €</text:p>
          </table:table-cell>
          <table:table-cell table:style-name="Tabelle5.C2" office:value-type="currency" office:currency="EUR" office:value="450">
            <text:p text:style-name="P5">450,00 €</text:p>
          </table:table-cell>
        </table:table-row>
        <table:table-row>
          <table:table-cell table:style-name="Tabelle5.A2" office:value-type="string">
            <text:p text:style-name="Table_20_Contents">Server</text:p>
          </table:table-cell>
          <table:table-cell table:style-name="Tabelle5.B2" office:value-type="currency" office:currency="EUR" office:value="0">
            <text:p text:style-name="P5">0,00 €</text:p>
          </table:table-cell>
          <table:table-cell table:style-name="Tabelle5.C2" office:value-type="currency" office:currency="EUR" office:value="60">
            <text:p text:style-name="P5">60,00 €</text:p>
          </table:table-cell>
        </table:table-row>
        <table:table-row>
          <table:table-cell table:style-name="Tabelle5.A4" office:value-type="string">
            <text:p text:style-name="P7">Summe</text:p>
          </table:table-cell>
          <table:table-cell table:style-name="Tabelle5.B4" office:value-type="currency" office:currency="EUR" office:value="0">
            <text:p text:style-name="P8">0,00 €</text:p>
          </table:table-cell>
          <table:table-cell table:style-name="Tabelle5.C4" office:value-type="currency" office:currency="EUR" office:value="510">
            <text:p text:style-name="P8">510,00 €</text:p>
          </table:table-cell>
        </table:table-row>
      </table:table>
      <text:p text:style-name="P11">Tabelle <text:sequence text:ref-name="refTable4" text:name="Table" text:formula="ooow:Table+1" style:num-format="1">5</text:sequence>: Unterhaltungskosten</text:p>
      <text:p text:style-name="Text_20_body">Für die Wartung der Software werden im Jahr 5 Stunden kalkuliert. Die Kosten für den Server werden auf 60,00 € im Jahr kalkuliert. Eine genaue Angabe der Werte ist nicht möglich.</text:p>
      <text:h text:style-name="Heading_20_3" text:outline-level="3"><text:soft-page-break/>Kostenvergleich</text:h>
      <table:table table:name="Tabelle6" table:style-name="Tabelle6">
        <table:table-column table:style-name="Tabelle6.A" table:number-columns-repeated="3"/>
        <table:table-row>
          <table:table-cell table:style-name="Tabelle6.A1" office:value-type="string">
            <text:p text:style-name="P6"/>
          </table:table-cell>
          <table:table-cell table:style-name="Tabelle6.A1" office:value-type="string">
            <text:p text:style-name="P8">Altes Verfahren</text:p>
          </table:table-cell>
          <table:table-cell table:style-name="Tabelle6.C1" office:value-type="string">
            <text:p text:style-name="P8">Neues Verfahren</text:p>
          </table:table-cell>
        </table:table-row>
        <table:table-row>
          <table:table-cell table:style-name="Tabelle6.A2" office:value-type="string">
            <text:p text:style-name="Table_20_Contents">Summe Kosten für die Erstellung der Berichtshefte im Jahr</text:p>
          </table:table-cell>
          <table:table-cell table:style-name="Tabelle6.B2" office:value-type="currency" office:currency="EUR" office:value="56160">
            <text:p text:style-name="P5">56.160,00 €</text:p>
          </table:table-cell>
          <table:table-cell table:style-name="Tabelle6.C2" office:value-type="currency" office:currency="EUR" office:value="9360">
            <text:p text:style-name="P5">9.360,00 €</text:p>
          </table:table-cell>
        </table:table-row>
        <table:table-row>
          <table:table-cell table:style-name="Tabelle6.A2" office:value-type="string">
            <text:p text:style-name="Table_20_Contents">Summe Unterhaltungskosten</text:p>
          </table:table-cell>
          <table:table-cell table:style-name="Tabelle6.B2" office:value-type="currency" office:currency="EUR" office:value="0">
            <text:p text:style-name="P5">0,00 €</text:p>
          </table:table-cell>
          <table:table-cell table:style-name="Tabelle6.C2" office:value-type="currency" office:currency="EUR" office:value="510">
            <text:p text:style-name="P5">510,00 €</text:p>
          </table:table-cell>
        </table:table-row>
        <table:table-row>
          <table:table-cell table:style-name="Tabelle6.A2" office:value-type="string">
            <text:p text:style-name="Table_20_Contents">Gesamtkosten</text:p>
          </table:table-cell>
          <table:table-cell table:style-name="Tabelle6.B2" office:value-type="currency" office:currency="EUR" office:value="56160">
            <text:p text:style-name="P5">56.160,00 €</text:p>
          </table:table-cell>
          <table:table-cell table:style-name="Tabelle6.C2" office:value-type="currency" office:currency="EUR" office:value="9870">
            <text:p text:style-name="P5">9.870,00 €</text:p>
          </table:table-cell>
        </table:table-row>
        <table:table-row>
          <table:table-cell table:style-name="Tabelle6.A5" office:value-type="string">
            <text:p text:style-name="P7">Ersparnis jährlich</text:p>
          </table:table-cell>
          <table:table-cell table:style-name="Tabelle6.B5">
            <text:p text:style-name="P8"/>
          </table:table-cell>
          <table:table-cell table:style-name="Tabelle6.C5" office:value-type="currency" office:currency="EUR" office:value="46290">
            <text:p text:style-name="P8">46.290,00 €</text:p>
          </table:table-cell>
        </table:table-row>
      </table:table>
      <text:p text:style-name="P11">Tabelle <text:sequence text:ref-name="refTable5" text:name="Table" text:formula="ooow:Table+1" style:num-format="1">6</text:sequence>: Kostenvergleich</text:p>
      <text:p text:style-name="Text_20_body"/>
      <text:h text:style-name="Heading_20_3" text:outline-level="3">Dauer bis zum Ausgleich der Investition</text:h>
      <text:p text:style-name="P3">Entwicklungskosten : Ersparnis = Dauer<text:line-break/>6.300,00 € : 46.290,00 € ≈ 0,14 Jahre ≈ 52 Tage ≈ 2 Monate</text:p>
      <text:p text:style-name="Text_20_body">Die Entwicklungskosten würden bei einer Anzahl von 8 Auszubildenden nach etwa 2 Monaten gedeckt sein.</text:p>
      <text:h text:style-name="Heading_20_3" text:outline-level="3">Nutzwertanalyse</text:h>
      <text:p text:style-name="Text_20_body">Dieser Vergleich soll prüfen.</text:p>
      <text:h text:style-name="Heading_20_1" text:outline-level="1">Projektdurchführung</text:h>
      <text:p text:style-name="Text_20_body">In den folgenden Abschnitten werden die Tätigkeiten bis zur fertigen Umsetzung der Anwendung beschrieben. Die Beschreibung der Tätigkeiten werden mit dem Zeitaufwand ergänzt.</text:p>
      <text:h text:style-name="Heading_20_2" text:outline-level="2">Definitionsphase</text:h>
      <text:p text:style-name="Text_20_body">Hier wird das Projekt definiert</text:p>
      <text:h text:style-name="Heading_20_2" text:outline-level="2">Planungsphase</text:h>
      <text:p text:style-name="Text_20_body">Hier wird das Projekt definiert</text:p>
      <text:h text:style-name="Heading_20_2" text:outline-level="2">Realisierungsphase</text:h>
      <text:p text:style-name="Text_20_body">Hier wird das Projekt definiert</text:p>
      <text:h text:style-name="Heading_20_2" text:outline-level="2">Testphase</text:h>
      <text:p text:style-name="Text_20_body">Hier wird das Projekt definiert</text:p>
      <text:h text:style-name="Heading_20_2" text:outline-level="2">Dokumentation</text:h>
      <text:p text:style-name="Text_20_body">Hier wird das Projekt definiert</text:p>
      <text:h text:style-name="Heading_20_2" text:outline-level="2">Übergabe</text:h>
      <text:p text:style-name="Text_20_body">Hier wird das Projekt definiert</text:p>
      <text:h text:style-name="Heading_20_1" text:outline-level="1"><text:soft-page-break/>Projektbewertung</text:h>
      <text:p text:style-name="Text_20_body">Die Projektbewertung beschreibt, ob alle Zielvorgaben und Zeitplanungen eingehalten wurden und welche Erweiterungen für die Zukunft geplant sind.</text:p>
      <text:h text:style-name="Heading_20_2" text:outline-level="2">Zielerreichung</text:h>
      <text:p text:style-name="Text_20_body">Hier wird das Projekt definiert</text:p>
      <text:h text:style-name="Heading_20_2" text:outline-level="2">Soll-/Ist-Abgleich</text:h>
      <text:p text:style-name="Text_20_body">Hier wird das Projekt definiert</text:p>
      <text:h text:style-name="Heading_20_2" text:outline-level="2">Weiterentwicklung</text:h>
      <text:p text:style-name="Text_20_body">In der Zukunft soll die bestehende Zeiterfassungs-Software der EOS UPTRADE GmbH durch die Projektmanagement Software „Jira“ vollständig ersetzt werden. Im Zuge dessen muss die Schnittstelle der Software an die Schnittstelle von Jira angepasst werden. Diskutiert wurde auch eine automatische Generierung und anschließender Versendung der Berichtshefte.</text:p>
      <text:h text:style-name="Heading_20_1" text:outline-level="1">Anhänge</text:h>
      <text:list xml:id="list3551862886172695337" text:style-name="L1">
        <text:list-item>
          <text:p text:style-name="P19">Pflichtenheft</text:p>
        </text:list-item>
        <text:list-item>
          <text:p text:style-name="P19">Glossar</text:p>
        </text:list-item>
        <text:list-item>
          <text:p text:style-name="P19">Quellcodeauszü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1-29T12:59:43</dc:date>
    <dc:creator>Pascal Wild</dc:creator>
    <meta:editing-duration>PT3H59M8S</meta:editing-duration>
    <meta:editing-cycles>8</meta:editing-cycles>
    <meta:generator>OpenOffice.org/3.4.1$Unix OpenOffice.org_project/341m1$Build-9593</meta:generator>
    <meta:document-statistic meta:table-count="7" meta:image-count="0" meta:object-count="0" meta:page-count="8" meta:paragraph-count="231" meta:word-count="967" meta:character-count="7366"/>
  </office:meta>
</office:document-meta>
</file>